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2" style:family="paragraph"/>
    <style:style style:name="P6" style:parent-style-name="Lijstalinea" style:list-style-name="LFO2" style:family="paragraph"/>
    <style:style style:name="P7" style:parent-style-name="Lijstalinea" style:list-style-name="LFO2" style:family="paragraph"/>
    <style:style style:name="P8" style:parent-style-name="Standaard" style:family="paragraph">
      <style:text-properties fo:font-weight="bold" style:font-weight-asian="bold" style:font-weight-complex="bold" fo:language="en" fo:country="GB"/>
    </style:style>
    <style:style style:name="P9" style:parent-style-name="Standaard" style:family="paragraph">
      <style:text-properties fo:font-weight="bold" style:font-weight-asian="bold" style:font-weight-complex="bold" fo:language="en" fo:country="GB"/>
    </style:style>
    <style:style style:name="P10" style:parent-style-name="Standaard" style:list-style-name="LFO4" style:family="paragraph">
      <style:text-properties fo:language="en" fo:country="GB"/>
    </style:style>
    <style:style style:name="P11" style:parent-style-name="Standaard" style:list-style-name="LFO4" style:family="paragraph">
      <style:text-properties fo:language="en" fo:country="GB"/>
    </style:style>
    <style:style style:name="P12" style:parent-style-name="Standaard" style:list-style-name="LFO4" style:family="paragraph"/>
    <style:style style:name="P13" style:parent-style-name="Standaard" style:list-style-name="LFO4" style:family="paragraph"/>
    <style:style style:name="P14" style:parent-style-name="Standaard" style:list-style-name="LFO4" style:family="paragraph"/>
  </office:automatic-styles>
  <office:body>
    <office:text text:use-soft-page-breaks="true">
      <text:p text:style-name="P1">HTML CSS eind opdracht documentatie.</text:p>
      <text:p text:style-name="Standaard"/>
      <text:p text:style-name="Standaard">Thema: how AI works.</text:p>
      <text:p text:style-name="Standaard">Ons html project gaat over hoe AI wekt en hoe mensen het ontwikkeld hebben.</text:p>
      <text:p text:style-name="Standaard"/>
      <text:p text:style-name="Standaard">Source:</text:p>
      <text:list text:style-name="LFO1" text:continue-numbering="true">
        <text:list-item>
          <text:p text:style-name="P2">Chat<text:s/>gpt = ai onderzoek info</text:p>
        </text:list-item>
        <text:list-item>
          <text:p text:style-name="P3">W3schools<text:s/>= code info</text:p>
        </text:list-item>
        <text:list-item>
          <text:p text:style-name="P4">Itslearning = nav panel</text:p>
        </text:list-item>
      </text:list>
      <text:p text:style-name="Lijstalinea"/>
      <text:p text:style-name="Standaard">Goal:</text:p>
      <text:list text:style-name="LFO2" text:continue-numbering="true">
        <text:list-item>
          <text:p text:style-name="P5">Uitleggen hoe ai werk en hoe mensen het ontwikkeld hebben.</text:p>
        </text:list-item>
      </text:list>
      <text:p text:style-name="Standaard"/>
      <text:p text:style-name="Standaard">Files:</text:p>
      <text:list text:style-name="LFO2" text:continue-numbering="true">
        <text:list-item>
          <text:p text:style-name="P6">Index.html</text:p>
        </text:list-item>
        <text:list-item>
          <text:p text:style-name="P7">Style.css</text:p>
        </text:list-item>
      </text:list>
      <text:p text:style-name="Standaard"/>
      <text:p text:style-name="P8">Project Documentation: Prompts Used</text:p>
      <text:p text:style-name="P9">Prompts List</text:p>
      <text:list text:style-name="LFO4" text:continue-numbering="true">
        <text:list-item>
          <text:p text:style-name="P10">I am working on making a HTML/CSS project. I am talking about how humans created an AI.</text:p>
        </text:list-item>
        <text:list-item>
          <text:p text:style-name="P11">School project: I’ll be using Visual Studio Code. I don’t need code: I need info about how AI is made, what it cost the humans, and a lot more.</text:p>
        </text:list-item>
        <text:list-item>
          <text:p text:style-name="P12">In Dutch.</text:p>
        </text:list-item>
        <text:list-item>
          <text:p text:style-name="P13">Okay, ik heb ook een stappenplan nodig over hoe ik dit in HTML doe. Geef geen code.</text:p>
        </text:list-item>
        <text:list-item>
          <text:p text:style-name="P14">Inleiding<text:line-break/>Hoe mensen AI hebben gemaakt<text:line-break/>Wat het heeft gekost<text:line-break/>Hoe AI werkt<text:line-break/>Voordelen, risico’s, toekomst: geef mij de tekst, ik ga dit in code doen.</text:p>
        </text:list-item>
      </text:list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smail Yildirim</meta:initial-creator>
    <dc:creator>Ismail Yildirim</dc:creator>
    <meta:creation-date>2025-10-09T09:43:00Z</meta:creation-date>
    <dc:date>2025-10-09T21:41:00Z</dc:date>
    <meta:template xlink:href="Normal" xlink:type="simple"/>
    <meta:editing-cycles>2</meta:editing-cycles>
    <meta:editing-duration>PT10800S</meta:editing-duration>
    <meta:document-statistic meta:page-count="2" meta:paragraph-count="1" meta:word-count="129" meta:character-count="838" meta:row-count="5" meta:non-whitespace-character-count="710"/>
  </office:meta>
</office:document-meta>
</file>